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objectwithoutfill">
      <style:graphic-properties draw:stroke="dash" draw:stroke-dash="Fine_20_Dashed" svg:stroke-width="0.106cm" svg:stroke-color="#ffffff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svg:stroke-width="0.1cm" svg:stroke-color="#e7ad52" draw:marker-start-width="0.35cm" draw:marker-end-width="0.35cm" draw:fill="solid" draw:fill-color="#000000" draw:textarea-horizontal-align="justify" draw:textarea-vertical-align="middle" draw:auto-grow-height="false" fo:min-height="4.082cm" fo:min-width="8.032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e7ad52" draw:marker-start-width="0.35cm" draw:marker-end-width="0.35cm" draw:fill="solid" draw:fill-color="#000000" draw:textarea-horizontal-align="justify" draw:textarea-vertical-align="middle" draw:auto-grow-height="false" fo:min-height="3.982cm" fo:min-width="7.932cm" fo:padding-top="0.175cm" fo:padding-bottom="0.175cm" fo:padding-left="0.3cm" fo:padding-right="0.3cm"/>
    </style:style>
    <style:style style:name="gr4" style:family="graphic" style:parent-style-name="objectwithoutfill">
      <style:graphic-properties svg:stroke-width="0.212cm" svg:stroke-color="#e7ad52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1.15cm"/>
    </style:style>
    <style:style style:name="gr6" style:family="graphic" style:parent-style-name="objectwithoutfill">
      <style:graphic-properties svg:stroke-width="0.212cm" svg:stroke-color="#e7ad52" draw:marker-start="Arrow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  <style:text-properties style:font-name="Open Sans" fo:font-size="40pt" style:font-size-asian="40pt" style:font-size-complex="40pt"/>
    </style:style>
    <style:style style:name="P3" style:family="paragraph">
      <loext:graphic-properties draw:fill="solid" draw:fill-color="#000000"/>
      <style:paragraph-properties fo:text-align="center"/>
      <style:text-properties style:font-name="Open Sans" fo:font-size="40pt" style:font-size-asian="40pt" style:font-size-complex="40pt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  <style:text-properties fo:font-size="22pt" style:font-size-asian="22pt" style:font-size-complex="22pt"/>
    </style:style>
    <style:style style:name="P6" style:family="paragraph">
      <loext:graphic-properties draw:fill="none" draw:fill-color="#ffffff"/>
      <style:text-properties fo:font-size="22pt" style:font-size-asian="22pt" style:font-size-complex="22pt"/>
    </style:style>
    <style:style style:name="T1" style:family="text">
      <style:text-properties style:font-name="Open Sans" fo:font-size="40pt" style:font-size-asian="40pt" style:font-size-complex="40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6cm" svg:y1="11.1cm" svg:x2="42.2cm" svg:y2="11.1cm">
          <text:p/>
        </draw:line>
        <draw:custom-shape draw:style-name="gr2" draw:text-style-name="P3" xml:id="id2" draw:id="id2" draw:layer="layout" svg:width="9cm" svg:height="4.8cm" svg:x="3.3cm" svg:y="12.6cm">
          <text:p text:style-name="P2"><text:span text:style-name="T1">WiFi-H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" draw:id="id1" draw:layer="layout" svg:width="9cm" svg:height="4.8cm" svg:x="17.7cm" svg:y="12.6cm">
          <text:p text:style-name="P2"><text:span text:style-name="T1">Treib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" draw:id="id3" draw:layer="layout" svg:width="9cm" svg:height="4.8cm" svg:x="17.7cm" svg:y="1.8cm">
          <text:p text:style-name="P2"><text:span text:style-name="T1">host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4" draw:id="id4" draw:layer="layout" svg:width="9cm" svg:height="4.8cm" svg:x="3.4cm" svg:y="1.8cm">
          <text:p text:style-name="P2"><text:span text:style-name="T1">FreeRadiu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" svg:x1="17.7cm" svg:y1="15cm" svg:x2="12.3cm" svg:y2="15cm" draw:start-shape="id1" draw:start-glue-point="3" draw:end-shape="id2" draw:end-glue-point="1" svg:d="M17700 15000h-5400" svg:viewBox="0 0 5401 1">
          <text:p/>
        </draw:connector>
        <draw:connector draw:style-name="gr4" draw:text-style-name="P1" draw:layer="layout" draw:type="line" svg:x1="22.2cm" svg:y1="6.6cm" svg:x2="22.2cm" svg:y2="12.6cm" draw:start-shape="id3" draw:start-glue-point="2" draw:end-shape="id1" draw:end-glue-point="0" svg:d="M22200 6600v6000" svg:viewBox="0 0 1 6001">
          <text:p/>
        </draw:connector>
        <draw:connector draw:style-name="gr4" draw:text-style-name="P1" draw:layer="layout" draw:type="line" svg:x1="17.7cm" svg:y1="4.2cm" svg:x2="12.4cm" svg:y2="4.2cm" draw:start-shape="id3" draw:end-shape="id4" draw:end-glue-point="1" svg:d="M17700 4200h-5300" svg:viewBox="0 0 5301 1">
          <text:p/>
        </draw:connector>
        <draw:frame draw:style-name="gr5" draw:text-style-name="P4" draw:layer="layout" svg:width="5.1cm" svg:height="1.4cm" svg:x="2cm" svg:y="9.6cm">
          <draw:text-box>
            <text:p>Userspace</text:p>
          </draw:text-box>
        </draw:frame>
        <draw:frame draw:style-name="gr5" draw:text-style-name="P4" draw:layer="layout" svg:width="5.1cm" svg:height="1.4cm" svg:x="2cm" svg:y="11.1cm">
          <draw:text-box>
            <text:p>Kernel</text:p>
          </draw:text-box>
        </draw:frame>
        <draw:frame draw:style-name="gr5" draw:text-style-name="P6" draw:layer="layout" svg:width="5.1cm" svg:height="1.4cm" svg:x="12.5cm" svg:y="13.5cm">
          <draw:text-box>
            <text:p text:style-name="P5"><text:span text:style-name="T2">USB</text:span></text:p>
          </draw:text-box>
        </draw:frame>
        <draw:frame draw:style-name="gr5" draw:text-style-name="P6" draw:layer="layout" svg:width="5.1cm" svg:height="1.4cm" svg:x="17cm" svg:y="8.4cm">
          <draw:text-box>
            <text:p text:style-name="P5"><text:span text:style-name="T2">mac80211</text:span></text:p>
          </draw:text-box>
        </draw:frame>
        <draw:frame draw:style-name="gr5" draw:text-style-name="P6" draw:layer="layout" svg:width="5.1cm" svg:height="1.4cm" svg:x="12.5cm" svg:y="2.7cm">
          <draw:text-box>
            <text:p text:style-name="P5"><text:span text:style-name="T2">Radius</text:span></text:p>
          </draw:text-box>
        </draw:frame>
        <draw:custom-shape draw:style-name="gr3" draw:text-style-name="P3" xml:id="id5" draw:id="id5" draw:layer="layout" svg:width="9cm" svg:height="4.8cm" svg:x="32.001cm" svg:y="12.601cm">
          <text:p text:style-name="P2"><text:span text:style-name="T1">Bridge</text:span><text:span text:style-name="T1"><text:line-break/></text:span><text:span text:style-name="T1">wifi0, eth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6" draw:layer="layout" svg:width="5.1cm" svg:height="1.4cm" svg:x="26.8cm" svg:y="13.5cm">
          <draw:text-box>
            <text:p text:style-name="P5"><text:span text:style-name="T2">Frames</text:span></text:p>
          </draw:text-box>
        </draw:frame>
        <draw:connector draw:style-name="gr6" draw:text-style-name="P1" draw:layer="layout" draw:type="line" svg:x1="32.001cm" svg:y1="15.001cm" svg:x2="26.7cm" svg:y2="15cm" draw:start-shape="id5" draw:start-glue-point="3" draw:end-shape="id1" draw:end-glue-point="1" svg:d="M32001 15001l-5301-1" svg:viewBox="0 0 5302 2">
          <text:p/>
        </draw:connector>
        <draw:connector draw:style-name="gr6" draw:text-style-name="P1" draw:layer="layout" draw:type="line" svg:x1="36.501cm" svg:y1="12.601cm" svg:x2="26.7cm" svg:y2="4.2cm" draw:start-shape="id5" draw:start-glue-point="0" draw:end-shape="id3" draw:end-glue-point="1" svg:d="M36501 12601l-9801-8401" svg:viewBox="0 0 9802 8402">
          <text:p/>
        </draw:connector>
        <draw:frame draw:style-name="gr5" draw:text-style-name="P6" draw:layer="layout" svg:width="5.1cm" svg:height="1.4cm" svg:x="30.3cm" svg:y="6.7cm">
          <draw:text-box>
            <text:p text:style-name="P5"><text:span text:style-name="T2">Fram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5cm" fo:page-height="1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6T22:04:34.815991946</meta:creation-date>
    <dc:date>2020-05-16T22:28:46.529081316</dc:date>
    <meta:editing-duration>PT13M39S</meta:editing-duration>
    <meta:editing-cycles>4</meta:editing-cycles>
    <meta:generator>LibreOffice/6.2.8.2$Linux_X86_64 LibreOffice_project/20$Build-2</meta:generator>
    <meta:document-statistic meta:object-count="18"/>
  </office:meta>
</office:document-meta>
</file>